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 Sans" svg:font-family="'Open Sans', sans-serif"/>
    <style:font-face style:name="Ubuntu" svg:font-family="Ubuntu" style:font-pitch="variable"/>
    <style:font-face style:name="Ubuntu1" svg:font-family="Ubuntu" style:font-adornments="Negrita" style:font-pitch="variable"/>
    <style:font-face style:name="Ubuntu2" svg:font-family="Ubuntu" style:font-adornments="Normal" style:font-pitch="variable"/>
  </office:font-face-decls>
  <office:automatic-styles>
    <style:style style:name="RegistrodeCambios" style:family="table">
      <style:table-properties style:width="17cm" table:align="margins"/>
    </style:style>
    <style:style style:name="RegistrodeCambios.A" style:family="table-column">
      <style:table-column-properties style:column-width="2.79cm" style:rel-column-width="10757*"/>
    </style:style>
    <style:style style:name="RegistrodeCambios.B" style:family="table-column">
      <style:table-column-properties style:column-width="14.21cm" style:rel-column-width="54778*"/>
    </style:style>
    <style:style style:name="RegistrodeCambios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egistrodeCambios.B1" style:family="table-cell">
      <style:table-cell-properties fo:background-color="#000000" fo:padding="0.097cm" fo:border="0.05pt solid #000000">
        <style:background-image/>
      </style:table-cell-properties>
    </style:style>
    <style:style style:name="RegistrodeCambios.A2" style:family="table-cell">
      <style:table-cell-properties fo:padding="0.097cm" fo:border-left="0.05pt solid #000000" fo:border-right="none" fo:border-top="none" fo:border-bottom="0.05pt solid #000000"/>
    </style:style>
    <style:style style:name="RegistrodeCambios.B2" style:family="table-cell">
      <style:table-cell-properties fo:padding="0.097cm" fo:border-left="0.05pt solid #000000" fo:border-right="0.05pt solid #000000" fo:border-top="none" fo:border-bottom="0.05pt solid #000000"/>
    </style:style>
    <style:style style:name="RegistrodeCambios.A3" style:family="table-cell">
      <style:table-cell-properties fo:padding="0.097cm" fo:border-left="0.05pt solid #000000" fo:border-right="none" fo:border-top="none" fo:border-bottom="0.05pt solid #000000"/>
    </style:style>
    <style:style style:name="RegistrodeCambios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Ubuntu" fo:font-size="10pt" fo:font-weight="normal" officeooo:rsid="000c8fbb" officeooo:paragraph-rsid="000d6a20" style:font-size-asian="10pt" style:font-weight-asian="normal" style:font-size-complex="10pt" style:font-weight-complex="normal"/>
    </style:style>
    <style:style style:name="P2" style:family="paragraph" style:parent-style-name="Header">
      <style:paragraph-properties fo:text-align="end" style:justify-single-word="false" fo:break-before="column" fo:padding="0.074cm" fo:border-left="none" fo:border-right="none" fo:border-top="none" fo:border-bottom="0.99pt solid #000000" style:join-border="false"/>
      <style:text-properties style:font-name="Ubuntu" fo:font-size="10pt" officeooo:paragraph-rsid="000b6734" style:font-size-asian="10pt" style:font-size-complex="10pt"/>
    </style:style>
    <style:style style:name="P3" style:family="paragraph" style:parent-style-name="Header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Ubuntu" fo:font-size="10pt" style:font-size-asian="10pt" style:font-size-complex="10pt"/>
    </style:style>
    <style:style style:name="P4" style:family="paragraph" style:parent-style-name="Text_20_body">
      <style:paragraph-properties fo:text-align="end" style:justify-single-word="false" fo:break-before="column" fo:padding="0.074cm" fo:border-left="none" fo:border-right="none" fo:border-top="none" fo:border-bottom="0.99pt solid #000000" style:join-border="false"/>
      <style:text-properties style:font-name="Ubuntu" fo:font-size="10pt" officeooo:rsid="000c8fbb" officeooo:paragraph-rsid="000d6a20" style:font-size-asian="10pt" style:font-size-complex="10pt"/>
    </style:style>
    <style:style style:name="P5" style:family="paragraph" style:parent-style-name="Footer">
      <style:paragraph-properties fo:text-align="start" style:justify-single-word="false" fo:break-before="column" style:border-line-width-top="0cm 0.004cm 0.002cm" fo:padding="0.101cm" fo:border-left="none" fo:border-right="none" fo:border-top="0.14pt double #000000" fo:border-bottom="none" style:shadow="none"/>
      <style:text-properties officeooo:paragraph-rsid="000b6734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Footer">
      <style:paragraph-properties fo:text-align="end" style:justify-single-word="false" fo:break-before="column" fo:padding="0.049cm" fo:border-left="none" fo:border-right="none" fo:border-top="0.06pt solid #000000" fo:border-bottom="none" style:shadow="none"/>
      <style:text-properties fo:font-size="10pt" officeooo:paragraph-rsid="000a212d" style:font-size-asian="10pt" style:font-size-complex="10pt"/>
    </style:style>
    <style:style style:name="P8" style:family="paragraph" style:parent-style-name="Footer">
      <style:paragraph-properties style:border-line-width-top="0cm 0.004cm 0.002cm" fo:padding="0.101cm" fo:border-left="none" fo:border-right="none" fo:border-top="0.14pt double #000000" fo:border-bottom="none" style:shadow="none"/>
      <style:text-properties fo:font-size="10pt" officeooo:paragraph-rsid="000b6734" style:font-size-asian="10pt" style:font-size-complex="10pt"/>
    </style:style>
    <style:style style:name="P9" style:family="paragraph" style:parent-style-name="Footer">
      <style:paragraph-properties fo:text-align="end" style:justify-single-word="false" fo:break-before="column" style:border-line-width-top="0cm 0.004cm 0.002cm" fo:padding="0.101cm" fo:border-left="none" fo:border-right="none" fo:border-top="0.14pt double #000000" fo:border-bottom="none" style:shadow="none"/>
      <style:text-properties officeooo:paragraph-rsid="000b6734"/>
    </style:style>
    <style:style style:name="P10" style:family="paragraph" style:parent-style-name="Text_20_body">
      <style:paragraph-properties fo:text-align="center" style:justify-single-word="false"/>
      <style:text-properties officeooo:rsid="000a212d" officeooo:paragraph-rsid="000a212d"/>
    </style:style>
    <style:style style:name="P11" style:family="paragraph" style:parent-style-name="Text_20_body">
      <style:paragraph-properties fo:text-align="start" style:justify-single-word="false"/>
      <style:text-properties officeooo:rsid="000a212d" officeooo:paragraph-rsid="000a212d"/>
    </style:style>
    <style:style style:name="P12" style:family="paragraph" style:parent-style-name="Text_20_body">
      <style:paragraph-properties fo:text-align="center" style:justify-single-word="false"/>
      <style:text-properties officeooo:rsid="000c8fbb" officeooo:paragraph-rsid="000c8fbb"/>
    </style:style>
    <style:style style:name="P13" style:family="paragraph" style:parent-style-name="Table_20_Contents">
      <style:paragraph-properties fo:text-align="start" style:justify-single-word="false"/>
      <style:text-properties officeooo:rsid="000c8fbb" officeooo:paragraph-rsid="000c8fbb"/>
    </style:style>
    <style:style style:name="P14" style:family="paragraph" style:parent-style-name="Text_20_body">
      <style:text-properties officeooo:rsid="000d6a20" officeooo:paragraph-rsid="000d6a20"/>
    </style:style>
    <style:style style:name="P15" style:family="paragraph" style:parent-style-name="Table_20_Contents">
      <style:paragraph-properties fo:text-align="start" style:justify-single-word="false"/>
      <style:text-properties fo:font-weight="bold" officeooo:rsid="000b6734" officeooo:paragraph-rsid="000b6734" style:font-weight-asian="bold" style:font-weight-complex="bold"/>
    </style:style>
    <style:style style:name="P16" style:family="paragraph" style:parent-style-name="Contents_20_3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9" style:family="paragraph" style:parent-style-name="Text_20_body">
      <style:text-properties officeooo:rsid="0010d1d6" officeooo:paragraph-rsid="0010d1d6"/>
    </style:style>
    <style:style style:name="P20" style:family="paragraph" style:parent-style-name="Text_20_body">
      <style:text-properties officeooo:rsid="001146a5" officeooo:paragraph-rsid="001146a5"/>
    </style:style>
    <style:style style:name="P21" style:family="paragraph" style:parent-style-name="Title" style:master-page-name="First_20_Page">
      <style:paragraph-properties style:page-number="1"/>
      <style:text-properties officeooo:paragraph-rsid="000b6734"/>
    </style:style>
    <style:style style:name="P22" style:family="paragraph" style:parent-style-name="Contents_20_Heading" style:master-page-name="Standard">
      <style:paragraph-properties style:page-number="1" fo:break-before="page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Text_20_body">
      <style:paragraph-properties fo:text-align="center" style:justify-single-word="false"/>
      <style:text-properties officeooo:rsid="0013c016" officeooo:paragraph-rsid="0013c016"/>
    </style:style>
    <style:style style:name="T1" style:family="text">
      <style:text-properties style:font-name="Ubuntu"/>
    </style:style>
    <style:style style:name="T2" style:family="text">
      <style:text-properties style:font-name="Ubuntu" fo:font-size="10pt" style:font-size-asian="10pt" style:font-size-complex="10pt"/>
    </style:style>
    <style:style style:name="T3" style:family="text">
      <style:text-properties officeooo:rsid="000e57d8"/>
    </style:style>
    <style:style style:name="T4" style:family="text">
      <style:text-properties officeooo:rsid="001146a5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istemas de Big Data" text:name="asignatura"/>
        <text:user-field-decl office:value-type="string" office:string-value="Tarea 2.1 Pandas" text:name="temadeldoc"/>
        <text:user-field-decl office:value-type="string" office:string-value="I.E.S Fernando Wirtz" text:name="centro"/>
      </text:user-field-decls>
      <text:p text:style-name="P21"><text:user-field-get text:name="temadeldoc">Tarea 2.1 Pandas</text:user-field-get></text:p>
      <text:p text:style-name="P12"><text:user-field-get text:name="asignatura">Sistemas de Big Data</text:user-field-get></text:p>
      <text:p text:style-name="P10"><text:date style:data-style-name="N37" text:date-value="2016-07-23T01:37:52.411750000" text:fixed="true">23/07/16</text:date><text:span text:style-name="T3"><text:s/>– </text:span><text:user-field-get text:name="centro">I.E.S Fernando Wirtz</text:user-field-get></text:p>
      <text:p text:style-name="P24">Alejandro Regueiro Ruiz</text:p>
      <text:p text:style-name="P10"/>
      <table:table table:name="RegistrodeCambios" table:style-name="RegistrodeCambios">
        <table:table-column table:style-name="RegistrodeCambios.A"/>
        <table:table-column table:style-name="RegistrodeCambios.B"/>
        <table:table-row>
          <table:table-cell table:style-name="RegistrodeCambios.A1" office:value-type="string">
            <text:p text:style-name="P15">Fecha</text:p>
          </table:table-cell>
          <table:table-cell table:style-name="RegistrodeCambios.B1" office:value-type="string">
            <text:p text:style-name="P15">Motivo del cambio</text:p>
          </table:table-cell>
        </table:table-row>
        <table:table-row>
          <table:table-cell table:style-name="RegistrodeCambios.A2" office:value-type="string">
            <text:p text:style-name="P6"/>
          </table:table-cell>
          <table:table-cell table:style-name="RegistrodeCambios.B2" office:value-type="string">
            <text:p text:style-name="P13">Versión inicial</text:p>
          </table:table-cell>
        </table:table-row>
        <table:table-row>
          <table:table-cell table:style-name="RegistrodeCambios.A2" office:value-type="string">
            <text:p text:style-name="P6"/>
          </table:table-cell>
          <table:table-cell table:style-name="RegistrodeCambios.B2" office:value-type="string">
            <text:p text:style-name="P6"/>
          </table:table-cell>
        </table:table-row>
      </table:table>
      <text:p text:style-name="P11"/>
      <text:p text:style-name="P11"/>
      <text:table-of-content text:style-name="Sect2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P22">Índice</text:p>
          </text:index-title>
          <text:p text:style-name="P18"><text:a xlink:type="simple" xlink:href="#__RefHeading___Toc344_194397238" text:style-name="Index_20_Link" text:visited-style-name="Index_20_Link">Título 1<text:tab/>3</text:a></text:p>
          <text:p text:style-name="P17"><text:a xlink:type="simple" xlink:href="#__RefHeading___Toc346_194397238" text:style-name="Index_20_Link" text:visited-style-name="Index_20_Link">Título 2<text:tab/>3</text:a></text:p>
          <text:p text:style-name="P16"><text:a xlink:type="simple" xlink:href="#__RefHeading___Toc348_194397238" text:style-name="Index_20_Link" text:visited-style-name="Index_20_Link">Titulo 3<text:tab/>3</text:a></text:p>
        </text:index-body>
      </text:table-of-content>
      <text:p text:style-name="P11"/>
      <text:h text:style-name="P23" text:outline-level="1"><text:bookmark-start text:name="__RefHeading___Toc344_194397238"/>Diferencias entre merge(), join() e concat.<text:bookmark-end text:name="__RefHeading___Toc344_194397238"/></text:h>
      <text:p text:style-name="P14"/>
      <text:h text:style-name="Heading_20_2" text:outline-level="2"><text:bookmark-start text:name="__RefHeading___Toc346_194397238"/>Título 2<text:bookmark-end text:name="__RefHeading___Toc346_194397238"/></text:h>
      <text:p text:style-name="P14">Ejemplo de cuerpo de texto</text:p>
      <text:h text:style-name="Heading_20_3" text:outline-level="3"><text:bookmark-start text:name="__RefHeading___Toc348_194397238"/>Titulo 3<text:bookmark-end text:name="__RefHeading___Toc348_194397238"/></text:h>
      <text:p text:style-name="P14">Otro ejemplo de cuerpo de texto</text:p>
      <text:p text:style-name="P19">De nuevo un ejemplo, <text:span text:style-name="T4">en la siguiente página</text:span></text:p>
      <text:h text:style-name="Heading_20_1" text:outline-level="1">dfadsçd</text:h>
      <text:h text:style-name="Heading_20_2" text:outline-level="2">dsafasd</text:h>
      <text:h text:style-name="Heading_20_3" text:outline-level="3">Asdfasdf</text:h>
      <text:p text:style-name="P20">Documento con los estilos por defecto editados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 Sans" svg:font-family="'Open Sans', sans-serif"/>
    <style:font-face style:name="Ubuntu" svg:font-family="Ubuntu" style:font-pitch="variable"/>
    <style:font-face style:name="Ubuntu1" svg:font-family="Ubuntu" style:font-adornments="Negrita" style:font-pitch="variable"/>
    <style:font-face style:name="Ubuntu2" svg:font-family="Ubuntu" style:font-adornments="Normal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2" fo:font-family="Ubuntu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Ubuntu" fo:font-family="Ubuntu" style:font-pitch="variabl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margin-top="1.499cm" fo:margin-bottom="1cm" style:contextual-spacing="false" fo:text-align="center" style:justify-single-word="false" fo:padding="1cm" fo:border-left="none" fo:border-right="none" fo:border-top="0.99pt solid #000000" fo:border-bottom="0.06pt solid #000000" style:shadow="none"/>
      <style:text-properties style:font-name="Ubuntu1" fo:font-family="Ubuntu" style:font-style-name="Negrita" style:font-pitch="variable" fo:font-size="28pt" fo:font-weight="bold" style:font-size-asian="28pt" style:font-weight-asian="bold" style:font-size-complex="28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000000" draw:fill-image-width="0cm" draw:fill-image-height="0cm"/>
      <style:paragraph-properties fo:margin-top="0.423cm" fo:margin-bottom="0.212cm" style:contextual-spacing="false" style:page-number="auto" fo:break-before="page" fo:background-color="#000000" fo:padding="0.049cm" fo:border="0.06pt solid #000000" style:shadow="none" style:join-border="false"/>
      <style:text-properties fo:color="#ffffff" loext:opacity="100%" style:font-name="Ubuntu1" fo:font-family="Ubuntu" style:font-style-name="Negrita" style:font-pitch="variable" fo:font-size="12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dddddd" draw:fill-image-width="0cm" draw:fill-image-height="0cm"/>
      <style:paragraph-properties fo:margin-top="0.353cm" fo:margin-bottom="0.212cm" style:contextual-spacing="false" style:page-number="auto" fo:background-color="#dddddd" fo:padding="0.049cm" fo:border="0.06pt solid #000000" style:shadow="none" style:join-border="false">
        <style:tab-stops/>
      </style:paragraph-properties>
      <style:text-properties style:font-name="Ubuntu1" fo:font-family="Ubuntu" style:font-style-name="Negrita" style:font-pitch="variable" fo:font-size="14pt" fo:font-weight="bold" fo:background-color="transparent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-image-width="0cm" draw:fill-image-height="0cm"/>
      <style:paragraph-properties fo:margin-top="0.247cm" fo:margin-bottom="0.212cm" style:contextual-spacing="false" fo:padding="0.049cm" fo:border="0.06pt dotted #000000" style:shadow="none" style:join-border="false"/>
      <style:text-properties style:font-name="Ubuntu1" fo:font-family="Ubuntu" style:font-style-name="Negrita" style:font-pitch="variable" fo:font-size="101%" fo:font-weight="bold" style:font-size-asian="101%" style:font-weight-asian="bold" style:font-size-complex="101%" style:font-weight-complex="60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Ubuntu" fo:font-size="10pt" fo:font-weight="normal" officeooo:rsid="000c8fbb" officeooo:paragraph-rsid="000d6a20" style:font-size-asian="10pt" style:font-weight-asian="normal" style:font-size-complex="10pt" style:font-weight-complex="normal"/>
    </style:style>
    <style:style style:name="MP2" style:family="paragraph" style:parent-style-name="Header">
      <style:paragraph-properties fo:text-align="end" style:justify-single-word="false" fo:break-before="column" fo:padding="0.074cm" fo:border-left="none" fo:border-right="none" fo:border-top="none" fo:border-bottom="0.99pt solid #000000" style:join-border="false"/>
      <style:text-properties style:font-name="Ubuntu" fo:font-size="10pt" officeooo:paragraph-rsid="000b6734" style:font-size-asian="10pt" style:font-size-complex="10pt"/>
    </style:style>
    <style:style style:name="MP3" style:family="paragraph" style:parent-style-name="Header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Ubuntu" fo:font-size="10pt" style:font-size-asian="10pt" style:font-size-complex="10pt"/>
    </style:style>
    <style:style style:name="MP4" style:family="paragraph" style:parent-style-name="Text_20_body">
      <style:paragraph-properties fo:text-align="end" style:justify-single-word="false" fo:break-before="column" fo:padding="0.074cm" fo:border-left="none" fo:border-right="none" fo:border-top="none" fo:border-bottom="0.99pt solid #000000" style:join-border="false"/>
      <style:text-properties style:font-name="Ubuntu" fo:font-size="10pt" officeooo:rsid="000c8fbb" officeooo:paragraph-rsid="000d6a20" style:font-size-asian="10pt" style:font-size-complex="10pt"/>
    </style:style>
    <style:style style:name="MP5" style:family="paragraph" style:parent-style-name="Footer">
      <style:paragraph-properties fo:text-align="start" style:justify-single-word="false" fo:break-before="column" style:border-line-width-top="0cm 0.004cm 0.002cm" fo:padding="0.101cm" fo:border-left="none" fo:border-right="none" fo:border-top="0.14pt double #000000" fo:border-bottom="none" style:shadow="none"/>
      <style:text-properties officeooo:paragraph-rsid="000b6734"/>
    </style:style>
    <style:style style:name="MP6" style:family="paragraph" style:parent-style-name="Footer">
      <style:paragraph-properties fo:text-align="end" style:justify-single-word="false" fo:break-before="column" fo:padding="0.049cm" fo:border-left="none" fo:border-right="none" fo:border-top="0.06pt solid #000000" fo:border-bottom="none" style:shadow="none"/>
      <style:text-properties fo:font-size="10pt" officeooo:paragraph-rsid="000a212d" style:font-size-asian="10pt" style:font-size-complex="10pt"/>
    </style:style>
    <style:style style:name="MP7" style:family="paragraph" style:parent-style-name="Footer">
      <style:paragraph-properties style:border-line-width-top="0cm 0.004cm 0.002cm" fo:padding="0.101cm" fo:border-left="none" fo:border-right="none" fo:border-top="0.14pt double #000000" fo:border-bottom="none" style:shadow="none"/>
      <style:text-properties fo:font-size="10pt" officeooo:paragraph-rsid="000b6734" style:font-size-asian="10pt" style:font-size-complex="10pt"/>
    </style:style>
    <style:style style:name="MP8" style:family="paragraph" style:parent-style-name="Footer">
      <style:paragraph-properties fo:text-align="end" style:justify-single-word="false" fo:break-before="column" style:border-line-width-top="0cm 0.004cm 0.002cm" fo:padding="0.101cm" fo:border-left="none" fo:border-right="none" fo:border-top="0.14pt double #000000" fo:border-bottom="none" style:shadow="none"/>
      <style:text-properties officeooo:paragraph-rsid="000b6734"/>
    </style:style>
    <style:style style:name="MT1" style:family="text">
      <style:text-properties style:font-name="Ubuntu" fo:font-size="10pt" style:font-size-asian="10pt" style:font-size-complex="10pt"/>
    </style:style>
    <style:style style:name="MT2" style:family="text">
      <style:text-properties style:font-name="Ubuntu"/>
    </style:style>
    <style:style style:name="M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Sistemas de Big Data" text:name="asignatura"/>
          <text:user-field-decl office:value-type="string" office:string-value="Tarea 2.1 Pandas" text:name="temadeldoc"/>
        </text:user-field-decls>
        <text:section text:style-name="MSect1" text:name="Sección4">
          <text:p text:style-name="MP1"><text:user-field-get text:name="asignatura">Sistemas de Big Data</text:user-field-get></text:p>
          <text:p text:style-name="MP2"><text:user-field-get text:name="temadeldoc">Tarea 2.1 Pandas</text:user-field-get></text:p>
        </text:section>
      </style:header>
      <style:header-left>
        <text:user-field-decls>
          <text:user-field-decl office:value-type="string" office:string-value="Sistemas de Big Data" text:name="asignatura"/>
          <text:user-field-decl office:value-type="string" office:string-value="Tarea 2.1 Pandas" text:name="temadeldoc"/>
        </text:user-field-decls>
        <text:section text:style-name="MSect1" text:name="Sección3">
          <text:p text:style-name="MP3"><text:user-field-get text:name="temadeldoc">Tarea 2.1 Pandas</text:user-field-get></text:p>
          <text:p text:style-name="MP4"><text:user-field-get text:name="asignatura">Sistemas de Big Data</text:user-field-get></text:p>
        </text:section>
      </style:header-left>
      <style:footer>
        <text:user-field-decls>
          <text:user-field-decl office:value-type="string" office:string-value="I.E.S Fernando Wirtz" text:name="centro"/>
        </text:user-field-decls>
        <text:section text:style-name="MSect1" text:name="Sección2">
          <text:p text:style-name="MP5"><text:span text:style-name="MT1"><text:user-field-get text:name="centro">I.E.S Fernando Wirtz</text:user-field-get></text:span><text:span text:style-name="MT2"><text:user-field-input text:name="titulodocumento" text:description="dsfg"/></text:span><text:user-field-input text:name="titulodocumento" text:description=""/></text:p>
          <text:p text:style-name="MP6"><text:page-number text:select-page="current">3</text:page-number>/<text:page-count>5</text:page-count></text:p>
        </text:section>
      </style:footer>
      <style:footer-left>
        <text:user-field-decls>
          <text:user-field-decl office:value-type="string" office:string-value="I.E.S Fernando Wirtz" text:name="centro"/>
        </text:user-field-decls>
        <text:section text:style-name="MSect1" text:name="Sección1">
          <text:p text:style-name="MP7"><text:page-number text:select-page="current">2</text:page-number>/<text:page-count>5</text:page-count></text:p>
          <text:p text:style-name="MP8"><text:span text:style-name="MT1"><text:user-field-get text:name="centro">I.E.S Fernando Wirtz</text:user-field-get></text:span><text:span text:style-name="MT2"><text:user-field-input text:name="titulodocumento" text:description="dsfg"/></text:span><text:user-field-input text:name="titulodocumento" text:description=""/></text:p>
        </text:section>
      </style:footer-left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ose </meta:initial-creator>
    <meta:creation-date>2016-07-23T01:25:39.239948595</meta:creation-date>
    <meta:editing-duration>PT2H34M58S</meta:editing-duration>
    <meta:editing-cycles>12</meta:editing-cycles>
    <meta:generator>LibreOffice/24.2.3.2$Windows_X86_64 LibreOffice_project/433d9c2ded56988e8a90e6b2e771ee4e6a5ab2ba</meta:generator>
    <dc:title>Título del documento</dc:title>
    <dc:date>2025-01-13T22:12:55.822000000</dc:date>
    <meta:document-statistic meta:table-count="1" meta:image-count="0" meta:object-count="0" meta:page-count="5" meta:paragraph-count="29" meta:word-count="99" meta:character-count="531" meta:non-whitespace-character-count="468"/>
  </office:meta>
</office:document-meta>
</file>